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23d" officeooo:paragraph-rsid="00063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gnknnknknk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00:10:53.015023902</meta:creation-date>
    <meta:generator>LibreOffice/25.8.5.2$Linux_X86_64 LibreOffice_project/580$Build-2</meta:generator>
    <dc:date>2026-04-03T10:23:41.362180682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</office:meta>
</office:document-meta>
</file>